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</office:automatic-styles>
  <office:body>
    <office:text text:use-soft-page-breaks="true">
      <text:p text:style-name="P1"><text:span text:style-name="T2">Ссылка на дашборд:<text:s/></text:span></text:p>
      <text:p text:style-name="Обычный"><text:a xlink:href="https://public.tableau.com/app/profile/.83294926/viz/Dashbord_16761295599110/Dashboard1?publish=yes" office:target-frame-name="_top" xlink:show="replace"><text:span text:style-name="Гиперссылка">https://public.tableau.com/app/profile/.83294926/viz/Dashbord_16761295599110/Dashboard1?publish=yes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юлия мирошниченко</meta:initial-creator>
    <dc:creator>юлия мирошниченко</dc:creator>
    <meta:creation-date>2023-02-13T15:20:00Z</meta:creation-date>
    <dc:date>2023-02-13T15:20:00Z</dc:date>
    <meta:template xlink:href="Normal" xlink:type="simple"/>
    <meta:editing-cycles>2</meta:editing-cycles>
    <meta:editing-duration>PT60S</meta:editing-duration>
    <meta:document-statistic meta:page-count="1" meta:paragraph-count="1" meta:word-count="35" meta:character-count="235" meta:row-count="1" meta:non-whitespace-character-count="201"/>
  </office:meta>
</office:document-meta>
</file>